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justify" style:vertical-align="auto" fo:margin-top="0.0694in" fo:margin-bottom="0.0694in"/>
      <style:text-properties fo:hyphenate="true"/>
    </style:style>
    <style:style style:name="T2" style:parent-style-name="Fonteparág.padrão" style:family="text"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3" style:parent-style-name="Fonteparág.padrão" style:family="text"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4" style:parent-style-name="Fonteparág.padrão" style:family="text"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5" style:parent-style-name="Fonteparág.padrão" style:family="text"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6" style:parent-style-name="Fonteparág.padrão" style:family="text"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7" style:parent-style-name="Fonteparág.padrão" style:family="text"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8" style:parent-style-name="Normal" style:family="paragraph">
      <style:paragraph-properties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 fo:hyphenate="true"/>
    </style:style>
    <style:style style:name="P9" style:parent-style-name="Normal" style:family="paragraph">
      <style:paragraph-properties fo:text-align="justify" style:vertical-align="auto" fo:margin-top="0.0694in" fo:margin-bottom="0.0694in"/>
      <style:text-properties fo:hyphenate="true"/>
    </style:style>
    <style:style style:name="T1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 style:language-asian="pt" style:country-asian="BR" style:language-complex="ar" style:country-complex="SA"/>
    </style:style>
    <style:style style:name="T1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 style:language-asian="pt" style:country-asian="BR" style:language-complex="ar" style:country-complex="SA"/>
    </style:style>
    <style:style style:name="T1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1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P19" style:parent-style-name="Textbody" style:family="paragraph">
      <style:paragraph-properties fo:text-align="justify"/>
    </style:style>
    <style:style style:name="T20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P21" style:parent-style-name="Textbody" style:family="paragraph">
      <style:paragraph-properties fo:text-align="justify"/>
    </style:style>
    <style:style style:name="T22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P23" style:parent-style-name="Textbody" style:family="paragraph">
      <style:paragraph-properties fo:text-align="center"/>
    </style:style>
    <style:style style:name="P24" style:parent-style-name="Normal" style:family="paragraph">
      <style:paragraph-properties fo:text-align="center" style:vertical-align="auto" fo:margin-top="0.0694in" fo:margin-bottom="0.0694in"/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 fo:hyphenate="true"/>
    </style:style>
    <style:style style:name="P25" style:parent-style-name="Normal" style:family="paragraph">
      <style:paragraph-properties fo:text-align="center" style:vertical-align="auto" fo:margin-top="0.0694in" fo:margin-bottom="0.0694in"/>
      <style:text-properties fo:hyphenate="true"/>
    </style:style>
    <style:style style:name="T26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P27" style:parent-style-name="Normal" style:family="paragraph">
      <style:paragraph-properties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28" style:parent-style-name="Normal" style:family="paragraph">
      <style:paragraph-properties fo:text-align="justify" style:vertical-align="auto" fo:margin-top="0.0694in" fo:margin-bottom="0.0694in"/>
      <style:text-properties fo:hyphenate="true"/>
    </style:style>
    <style:style style:name="T29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T30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P31" style:parent-style-name="Normal" style:family="paragraph">
      <style:paragraph-properties fo:text-align="justify" style:vertical-align="auto" fo:margin-top="0.0694in" fo:margin-bottom="0.0694in"/>
      <style:text-properties fo:hyphenate="true"/>
    </style:style>
    <style:style style:name="T32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T33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P34" style:parent-style-name="Normal" style:family="paragraph">
      <style:paragraph-properties fo:text-align="justify" style:vertical-align="auto" fo:margin-top="0.0694in" fo:margin-bottom="0.0694in"/>
      <style:text-properties fo:hyphenate="true"/>
    </style:style>
    <style:style style:name="T35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P36" style:parent-style-name="Normal" style:family="paragraph">
      <style:paragraph-properties fo:text-align="justify" style:vertical-align="auto" fo:margin-top="0.0694in" fo:margin-bottom="0.0694in"/>
      <style:text-properties fo:hyphenate="true"/>
    </style:style>
    <style:style style:name="T37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P38" style:parent-style-name="Normal" style:family="paragraph">
      <style:paragraph-properties fo:text-align="justify" style:vertical-align="auto" fo:margin-top="0.0694in" fo:margin-bottom="0.0694in"/>
      <style:text-properties fo:hyphenate="true"/>
    </style:style>
    <style:style style:name="T39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T40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P41" style:parent-style-name="Normal" style:family="paragraph">
      <style:paragraph-properties fo:text-align="justify" style:vertical-align="auto" fo:margin-top="0.0694in" fo:margin-bottom="0.0694in"/>
      <style:text-properties fo:hyphenate="true"/>
    </style:style>
    <style:style style:name="T42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T43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P44" style:parent-style-name="Normal" style:family="paragraph">
      <style:paragraph-properties fo:text-align="justify" style:vertical-align="auto" fo:margin-top="0.0694in" fo:margin-bottom="0.0694in"/>
      <style:text-properties fo:hyphenate="true"/>
    </style:style>
    <style:style style:name="T45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T4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pt" style:font-size-asian="13pt" style:font-size-complex="13pt" style:language-asian="pt" style:country-asian="BR" style:language-complex="ar" style:country-complex="SA"/>
    </style:style>
    <style:style style:name="T47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T48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P49" style:parent-style-name="Normal" style:family="paragraph">
      <style:paragraph-properties fo:text-align="justify" style:vertical-align="auto" fo:margin-top="0.0694in" fo:margin-bottom="0.0694in"/>
      <style:text-properties fo:hyphenate="true"/>
    </style:style>
    <style:style style:name="T50" style:parent-style-name="Fonteparág.padrão" style:family="text">
      <style:text-properties style:font-name="Times New Roman" style:font-name-asian="Times New Roman" style:font-name-complex="Times New Roman" style:letter-kerning="false" fo:font-size="13pt" style:font-size-asian="13pt" style:font-size-complex="13pt" style:language-asian="pt" style:country-asian="BR" style:language-complex="ar" style:country-complex="SA"/>
    </style:style>
    <style:style style:name="P51" style:parent-style-name="Normal" style:family="paragraph">
      <style:paragraph-properties fo:text-align="justify" style:vertical-align="auto" fo:margin-top="0.0694in" fo:margin-bottom="0.0694in"/>
      <style:text-properties fo:hyphenate="true"/>
    </style:style>
    <style:style style:name="T5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pt" style:font-size-asian="13pt" style:font-size-complex="13pt" style:language-asian="pt" style:country-asian="BR" style:language-complex="ar" style:country-complex="SA"/>
    </style:style>
    <style:style style:name="T5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pt" style:font-size-asian="13pt" style:font-size-complex="13pt" style:language-asian="pt" style:country-asian="BR" style:language-complex="ar" style:country-complex="SA"/>
    </style:style>
    <style:style style:name="P54" style:parent-style-name="Textbody" style:family="paragraph">
      <style:paragraph-properties fo:text-align="center"/>
    </style:style>
    <style:style style:name="P55" style:parent-style-name="Textbody" style:family="paragraph">
      <style:paragraph-properties fo:text-align="center"/>
    </style:style>
    <style:style style:name="P56" style:parent-style-name="Textbody" style:family="paragraph">
      <style:paragraph-properties fo:text-align="center"/>
    </style:style>
    <style:style style:name="P57" style:parent-style-name="Textbody" style:family="paragraph">
      <style:paragraph-properties fo:text-align="center"/>
    </style:style>
    <style:style style:name="P58" style:parent-style-name="Textbody" style:family="paragraph">
      <style:paragraph-properties fo:text-align="center"/>
    </style:style>
    <style:style style:name="P59" style:parent-style-name="Textbody" style:family="paragraph">
      <style:paragraph-properties fo:text-align="center"/>
    </style:style>
    <style:style style:name="P60" style:parent-style-name="Textbody" style:family="paragraph">
      <style:paragraph-properties fo:text-align="center"/>
    </style:style>
    <style:style style:name="P61" style:parent-style-name="Textbody" style:family="paragraph">
      <style:paragraph-properties fo:text-align="center"/>
    </style:style>
    <style:style style:name="P62" style:parent-style-name="Textbody" style:family="paragraph">
      <style:paragraph-properties fo:text-align="center"/>
    </style:style>
    <style:style style:name="P63" style:parent-style-name="Textbody" style:family="paragraph">
      <style:paragraph-properties fo:text-align="center"/>
    </style:style>
    <style:style style:name="P64" style:parent-style-name="Textbody" style:family="paragraph">
      <style:paragraph-properties fo:text-align="center"/>
    </style:style>
    <style:style style:name="P65" style:parent-style-name="Textbody" style:family="paragraph">
      <style:paragraph-properties fo:text-align="center"/>
    </style:style>
    <style:style style:name="P66" style:parent-style-name="Textbody" style:family="paragraph">
      <style:paragraph-properties fo:text-align="justify" fo:line-height="115%"/>
      <style:text-properties fo:font-size="13pt" style:font-size-asian="13pt"/>
    </style:style>
    <style:style style:name="P67" style:parent-style-name="Textbody" style:family="paragraph">
      <style:paragraph-properties fo:text-align="justify" fo:line-height="100%"/>
      <style:text-properties style:font-name="Times New Roman" fo:color="#000000" fo:font-size="13pt" style:font-size-asian="13pt"/>
    </style:style>
    <style:style style:name="P68" style:parent-style-name="Textbody" style:family="paragraph">
      <style:paragraph-properties fo:text-align="justify" fo:line-height="115%"/>
      <style:text-properties fo:font-size="13pt" style:font-size-asian="13pt"/>
    </style:style>
    <style:style style:name="P69" style:parent-style-name="Textbody" style:family="paragraph">
      <style:paragraph-properties fo:text-align="justify" fo:line-height="115%"/>
      <style:text-properties fo:font-size="13pt" style:font-size-asian="13pt"/>
    </style:style>
    <style:style style:name="P70" style:parent-style-name="Textbody" style:family="paragraph">
      <style:paragraph-properties fo:text-align="justify" fo:line-height="115%"/>
    </style:style>
    <style:style style:name="T71" style:parent-style-name="Fonteparág.padrão" style:family="text">
      <style:text-properties fo:font-size="13pt" style:font-size-asian="13pt"/>
    </style:style>
    <style:style style:name="T72" style:parent-style-name="StrongEmphasis" style:family="text">
      <style:text-properties fo:font-size="13pt" style:font-size-asian="13pt"/>
    </style:style>
    <style:style style:name="T73" style:parent-style-name="Fonteparág.padrão" style:family="text">
      <style:text-properties fo:font-size="13pt" style:font-size-asian="13pt"/>
    </style:style>
    <style:style style:name="T74" style:parent-style-name="StrongEmphasis" style:family="text">
      <style:text-properties fo:font-size="13pt" style:font-size-asian="13pt"/>
    </style:style>
    <style:style style:name="T75" style:parent-style-name="Fonteparág.padrão" style:family="text">
      <style:text-properties fo:font-size="13pt" style:font-size-asian="13pt"/>
    </style:style>
    <style:style style:name="T76" style:parent-style-name="StrongEmphasis" style:family="text">
      <style:text-properties fo:font-size="13pt" style:font-size-asian="13pt"/>
    </style:style>
    <style:style style:name="T77" style:parent-style-name="Fonteparág.padrão" style:family="text">
      <style:text-properties fo:font-size="13pt" style:font-size-asian="13pt"/>
    </style:style>
    <style:style style:name="T78" style:parent-style-name="Fonteparág.padrão" style:family="text">
      <style:text-properties fo:font-size="13pt" style:font-size-asian="13pt"/>
    </style:style>
    <style:style style:name="P79" style:parent-style-name="Textbody" style:family="paragraph">
      <style:paragraph-properties fo:text-align="justify" fo:margin-top="0.043in" fo:margin-bottom="0.043in" fo:line-height="100%"/>
      <style:text-properties style:font-name="Times New Roman" fo:color="#000000" fo:font-size="13pt" style:font-size-asian="13pt"/>
    </style:style>
    <style:style style:name="P80" style:parent-style-name="Textbody" style:family="paragraph">
      <style:paragraph-properties fo:text-align="justify" fo:margin-top="0.043in" fo:margin-bottom="0.043in" fo:line-height="100%"/>
      <style:text-properties style:font-name="Times New Roman" fo:color="#000000" fo:font-size="13pt" style:font-size-asian="13pt"/>
    </style:style>
    <style:style style:name="P81" style:parent-style-name="Textbody" style:family="paragraph">
      <style:paragraph-properties fo:text-align="justify" fo:line-height="115%"/>
    </style:style>
    <style:style style:name="T82" style:parent-style-name="StrongEmphasis" style:family="text">
      <style:text-properties fo:font-size="13pt" style:font-size-asian="13pt"/>
    </style:style>
    <style:style style:name="P83" style:parent-style-name="Textbody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84" style:parent-style-name="Textbody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85" style:parent-style-name="Textbody" style:family="paragraph">
      <style:paragraph-properties fo:text-align="justify"/>
      <style:text-properties fo:font-size="13.5pt" style:font-size-asian="13.5pt" style:font-size-complex="13.5pt"/>
    </style:style>
    <style:style style:name="P86" style:parent-style-name="Textbody" style:family="paragraph">
      <style:paragraph-properties fo:text-align="justify"/>
      <style:text-properties fo:font-size="13.5pt" style:font-size-asian="13.5pt" style:font-size-complex="13.5pt"/>
    </style:style>
    <style:style style:name="P87" style:parent-style-name="Textbody" style:family="paragraph">
      <style:paragraph-properties fo:text-align="justify"/>
      <style:text-properties fo:font-size="13.5pt" style:font-size-asian="13.5pt" style:font-size-complex="13.5pt"/>
    </style:style>
    <style:style style:name="P88" style:parent-style-name="Textbody" style:family="paragraph">
      <style:paragraph-properties fo:text-align="justify"/>
      <style:text-properties fo:font-size="13.5pt" style:font-size-asian="13.5pt" style:font-size-complex="13.5pt"/>
    </style:style>
    <style:style style:name="P89" style:parent-style-name="Textbody" style:family="paragraph">
      <style:paragraph-properties fo:text-align="justify"/>
    </style:style>
    <style:style style:name="T90" style:parent-style-name="Fonteparág.padrão" style:family="text">
      <style:text-properties fo:font-size="13.5pt" style:font-size-asian="13.5pt" style:font-size-complex="13.5pt"/>
    </style:style>
    <style:style style:name="P91" style:parent-style-name="Textbody" style:family="paragraph">
      <style:paragraph-properties fo:text-align="center" fo:margin-left="0.3937in">
        <style:tab-stops/>
      </style:paragraph-properties>
      <style:text-properties fo:font-size="13pt" style:font-size-asian="13pt" style:font-size-complex="13pt"/>
    </style:style>
  </office:automatic-styles>
  <office:body>
    <office:text text:use-soft-page-breaks="true">
      <text:p text:style-name="P1"><text:span text:style-name="T2">Ante o exposto, atingidos os requisitos objetivo e subjetivo, conforme atesta o relatório de situação processual e o atestado de conduta carcerária, concedo a progressão do regime fechado para o regime semiaberto da pena em<text:s/></text:span><text:span text:style-name="T3">execução, com fundamento no art. 112 da Lei de Execução, com efeitos a partir do dia<text:s/></text:span><text:span text:style-name="T4">12</text:span><text:span text:style-name="T5">.1</text:span><text:span text:style-name="T6">2</text:span><text:span text:style-name="T7">.2021.</text:span></text:p>
      <text:p text:style-name="P8">P. R. I. Comunique-se a unidade prisional, transferindo-se o apenado para o estabelecimento adequado.</text:p>
      <text:p text:style-name="P9"><text:span text:style-name="T10">Esta decisão vale como ofício para o órgão responsável pe</text:span><text:span text:style-name="T11">la transferência do apenado para o semiaberto,<text:s/></text:span><text:span text:style-name="T12">que deverá ser realizada apenas no dia<text:s/></text:span><text:span text:style-name="T13">1</text:span><text:span text:style-name="T14">2</text:span><text:span text:style-name="T15">.</text:span><text:span text:style-name="T16">1</text:span><text:span text:style-name="T17">2</text:span><text:span text:style-name="T18">.2021.</text:span></text:p>
      <text:p text:style-name="P19"><text:line-break/><text:span text:style-name="T20">Regularize-se o status do apenado no BNMP, RJI <text:s text:c="2"/>.</text:span></text:p>
      <text:p text:style-name="P21"><text:span text:style-name="T22">Anote-se o RJI do apenado nestes autos.</text:span></text:p>
      <text:p text:style-name="P23"/>
      <text:p text:style-name="P24">DECISAO COM PARECER DE INDEFERIMENTO</text:p>
      <text:p text:style-name="P25"><text:span text:style-name="T26">DECISÃO</text:span></text:p>
      <text:p text:style-name="P27"/>
      <text:p text:style-name="P28"><text:span text:style-name="T29">Executando-se pena<text:s/></text:span><text:span text:style-name="T30">privativa de liberdade em regime fechado, certificou-se que o apenado atingiu o requisito objetivo para progressão, nos termos do art. 112 da LEP, bem como informou a unidade prisional que ele apresenta bom comportamento carcerário (mov. 95).</text:span></text:p>
      <text:p text:style-name="P31"><text:span text:style-name="T32">Interveio o M</text:span><text:span text:style-name="T33">inistério Público, opinando pelo indeferimento da progressão de regime, face a ausência de requisito subjetivo (mov. 103).</text:span></text:p>
      <text:p text:style-name="P34"><text:span text:style-name="T35">Intimada, a Defesa pugnou pela progressão de regime (mov. 107).</text:span></text:p>
      <text:p text:style-name="P36"><text:span text:style-name="T37">Nada consta no BNMP.<text:s/></text:span></text:p>
      <text:p text:style-name="P38"><text:span text:style-name="T39">Não consta(m) ação(ões) penal(is) em<text:s/></text:span><text:span text:style-name="T40">andamento.</text:span></text:p>
      <text:p text:style-name="P41"><text:span text:style-name="T42">Considerando que no histórico do apenado constam apenas uma fuga e um novo crime, cuja pena já esta somada a esta execução, ambas as faltas graves ocorridas em 2017, não enxergo um histórico significativo de faltas graves que possa indicar ausên</text:span><text:span text:style-name="T43">cia de requisito subjetivo.</text:span></text:p>
      <text:p text:style-name="P44"><text:span text:style-name="T45">Ante o exposto, atingidos os requisitos objetivo e subjetivo, conforme atesta o relatório de situação processual e o atestado de conduta carcerária,<text:s/></text:span><text:span text:style-name="T46">concedo</text:span><text:span text:style-name="T47"><text:s/>a progressão do regime fechado para o regime semiaberto da pena em exec</text:span><text:span text:style-name="T48">ução, com fundamento no art. 112 da Lei de Execução.</text:span></text:p>
      <text:p text:style-name="P49"><text:span text:style-name="T50">P. R. I. Comunique-se a unidade prisional, transferindo-se o apenado para o estabelecimento adequado.</text:span></text:p>
      <text:p text:style-name="P51"><text:span text:style-name="T52">Esta decisão vale como ofício para o órgão responsável pela transferência do apenado para o semiabert</text:span><text:span text:style-name="T53">o.</text:span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PROGRESSÃO CAUTELAR</text:p>
      <text:p text:style-name="Textbody"/>
      <text:p text:style-name="P66">Executando-se pena privativa de liberdade em regime fechado, certificou-se que o apenado atingiu o requisito objetivo para progressão, nos termos do art. 112 da LEP, bem como informou a unidade prisional que ele apresenta<text:s/>bom comportamento carcerário (mov. 58).</text:p>
      <text:p text:style-name="P67">Acrescento ao relatório que não consta intervenção do Ministério Público, face a proximidade do recesso natalino, evitando prejuízos ao apenado.</text:p>
      <text:p text:style-name="P68">Nada consta no BNMP.</text:p>
      <text:p text:style-name="P69">Não consta(m) ação(ões) penal(is) em<text:s/>andamento.</text:p>
      <text:p text:style-name="P70"><text:span text:style-name="T71">Ante o exposto, atingidos os requisitos objetivo e subjetivo, conforme atesta o relatório de situação processual e o atestado de conduta carcerária,<text:s/></text:span><text:span text:style-name="T72">concedo</text:span><text:span text:style-name="T73"><text:s/></text:span><text:span text:style-name="T74">cautelarmente<text:s/></text:span><text:span text:style-name="T75">a progressão do regime fechado para o regime<text:s/></text:span><text:span text:style-name="T76">semiaberto<text:s/></text:span><text:span text:style-name="T77">da pena em execuçã</text:span><text:span text:style-name="T78">o, com fundamento no art. 112 da Lei de Execução.</text:span></text:p>
      <text:p text:style-name="P79">P. R. I. Comunique-se a unidade prisional, para que providencie a transferência do apenado ao regime adequado, dando-se em seguida vista ao Ministério Público.</text:p>
      <text:p text:style-name="P80">Caso não haja discordância<text:s/>ministerial, aguarde-se transferência para o novo incidente na execução penal. Ocorrendo o contrário, voltem-me para nova decisão.</text:p>
      <text:p text:style-name="P81"><text:span text:style-name="T82">Esta decisão vale como ofício para o órgão responsável pela transferência do apenado para o semiaberto.</text:span></text:p>
      <text:p text:style-name="Textbody"/>
      <text:p text:style-name="Textbody"/>
      <text:p text:style-name="P83">Certifique-se a prisão do apenado no BNMP antes de remessa dos autos, caso essa diligência ainda não tenha sido feito.</text:p>
      <text:p text:style-name="P84">Cadastre-se o RJI do apenado no SEEU.</text:p>
      <text:p text:style-name="Textbody"/>
      <text:p text:style-name="P85"/>
      <text:p text:style-name="P86"/>
      <text:p text:style-name="P87"/>
      <text:soft-page-break/>
      <text:p text:style-name="P88">Conforme contato com a 17ª Vara Criminal, por Whatsapp, cadastrei o RJI do apenado nestes autos e devolvo em razão<text:s/>da competência.</text:p>
      <text:p text:style-name="P89"><text:span text:style-name="T90">Certifico ainda que não é possível cadastrar guia de execução penal no BNMP, existindo apenas guia de recolhimento provisória ou definitiva e ambas são de competência da vara de conhecimento, conforme o Código de Normas.</text:span></text:p>
      <text:p text:style-name="Textbody"/>
      <text:p text:style-name="Textbody"/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Ênfase" style:display-name="Ênfase" style:family="text">
      <style:text-properties fo:font-style="italic" style:font-style-asian="italic" style:font-style-complex="italic"/>
    </style:style>
    <style:style style:name="textbody0" style:display-name="textbody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Corpodetexto" style:display-name="Corpo de texto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manda Pauxis</dc:creator>
    <meta:creation-date>2020-12-08T10:31:00Z</meta:creation-date>
    <dc:date>2021-12-09T20:09:00Z</dc:date>
    <meta:template xlink:href="Normal.dotm" xlink:type="simple"/>
    <meta:editing-cycles>59</meta:editing-cycles>
    <meta:editing-duration>PT201720S</meta:editing-duration>
    <meta:document-statistic meta:page-count="3" meta:paragraph-count="7" meta:word-count="586" meta:character-count="3745" meta:row-count="26" meta:non-whitespace-character-count="3166"/>
  </office:meta>
</office:document-meta>
</file>